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162" officeooo:paragraph-rsid="00093162"/>
    </style:style>
    <style:style style:name="P2" style:family="paragraph" style:parent-style-name="Standard">
      <style:paragraph-properties fo:break-before="column"/>
      <style:text-properties officeooo:rsid="00093162" officeooo:paragraph-rsid="000931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ad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: </text:span><text:span text:style-name="T2">3</text:span></text:p>
      <text:p text:style-name="P1"><text:span text:style-name="T2"/></text:p>
      <text:p text:style-name="P2"><text:span text:style-name="T1">Aim:</text:span> Develop a static webpage for a online bookstore.</text:p>
      <text:p text:style-name="P1"/>
      <text:p text:style-name="P1">1. Homepage</text:p>
      <text:p text:style-name="P1">2. Registration and User login</text:p>
      <text:p text:style-name="P1">3. User Profile page.</text:p>
      <text:p text:style-name="P1">4. Books Catalog.</text:p>
      <text:p text:style-name="P1">5. Shopping Cart.</text:p>
      <text:p text:style-name="P1">6. Payment by credit card.</text:p>
      <text:p text:style-name="P1">7. Order <text:span text:style-name="T3">C</text:span>onfirm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09:22:10.920313026</meta:creation-date>
    <dc:date>2021-10-12T09:26:53.562908850</dc:date>
    <meta:editing-duration>PT4M43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9" meta:word-count="36" meta:character-count="210" meta:non-whitespace-character-count="183"/>
  </office:meta>
</office:document-meta>
</file>